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EE000000CF0C467713E17EBF9A.png" manifest:media-type="image/png"/>
  <manifest:file-entry manifest:full-path="Pictures/10000201000005DA00000258B2B60724DE9C38D6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entury Gothic" svg:font-family="'Century Gothic'"/>
    <style:font-face style:name="Roboto" svg:font-family="Roboto"/>
    <style:font-face style:name="Tahoma" svg:font-family="Tahom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" style:family="presentation" style:parent-style-name="TITL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" style:family="presentation" style:parent-style-name="Prázdný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5" style:family="presentation" style:parent-style-name="Prázdný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6" style:family="presentation" style:parent-style-name="Prázdný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7" style:family="presentation" style:parent-style-name="Prázdný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8" style:family="presentation" style:parent-style-name="Prázdný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9" style:family="presentation" style:parent-style-name="Prázdný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32pt"/>
    </style:style>
    <style:style style:name="P4" style:family="paragraph">
      <loext:graphic-properties draw:fill="none" draw:fill-color="#ffffff"/>
      <style:paragraph-properties fo:margin-left="1.27cm" fo:margin-right="0cm" fo:margin-top="0.127cm" fo:margin-bottom="0cm" fo:line-height="100%" fo:text-align="start" fo:text-indent="-0.634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entury Gothic" fo:font-size="12pt" fo:letter-spacing="normal" fo:font-style="normal" style:text-underline-style="none" fo:font-weight="normal" style:font-name-asian="Century Gothic" style:font-size-asian="12pt" style:font-style-asian="normal" style:font-weight-asian="normal" style:font-name-complex="Century Gothic" style:font-size-complex="12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9" style:family="paragraph">
      <style:paragraph-properties fo:margin-left="0cm" fo:margin-right="0cm" fo:margin-top="0cm" fo:margin-bottom="0cm" fo:line-height="150%" fo:text-align="start" fo:text-indent="0cm" style:writing-mode="lr-tb"/>
    </style:style>
    <style:style style:name="P10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1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Roboto" fo:font-size="44pt" fo:letter-spacing="normal" fo:font-style="normal" style:text-underline-style="none" fo:font-weight="normal" style:font-name-asian="Roboto" style:font-size-asian="44pt" style:font-style-asian="normal" style:font-weight-asian="normal" style:font-name-complex="Roboto" style:font-size-complex="4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Roboto" fo:font-size="32pt" fo:letter-spacing="normal" fo:font-style="normal" style:text-underline-style="none" fo:font-weight="normal" style:font-name-asian="Roboto" style:font-size-asian="32pt" style:font-style-asian="normal" style:font-weight-asian="normal" style:font-name-complex="Roboto" style:font-size-complex="32pt" style:font-style-complex="normal" style:font-weight-complex="normal"/>
    </style:style>
    <style:style style:name="T3" style:family="text">
      <style:text-properties fo:font-variant="normal" fo:text-transform="none" fo:color="#00a9e0" style:text-line-through-style="none" style:text-line-through-type="none" style:text-position="0% 100%" style:font-name="Calibri" fo:font-size="32pt" fo:letter-spacing="normal" fo:font-style="normal" style:text-underline-style="none" fo:font-weight="normal" style:font-name-asian="Calibri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4" style:family="text">
      <style:text-properties fo:font-variant="normal" fo:text-transform="none" fo:color="#404040" style:text-line-through-style="none" style:text-line-through-type="none" style:text-position="0% 100%" style:font-name="Calibri" fo:font-size="14pt" fo:letter-spacing="normal" fo:font-style="normal" style:text-underline-style="none" fo:font-weight="normal" style:font-name-asian="Calibri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" fo:font-size="26pt" fo:letter-spacing="normal" fo:font-style="normal" style:text-underline-style="none" fo:font-weight="normal" style:font-name-asian="Calibri" style:font-size-asian="26pt" style:font-style-asian="normal" style:font-weight-asian="normal" style:font-name-complex="Calibri" style:font-size-complex="26pt" style:font-style-complex="normal" style:font-weight-complex="normal"/>
    </style:style>
    <style:style style:name="T6" style:family="text">
      <style:text-properties fo:font-variant="normal" fo:text-transform="none" style:text-line-through-style="none" style:text-line-through-type="none" style:text-position="0% 100%" fo:letter-spacing="normal" fo:font-style="normal" style:text-underline-style="none" fo:font-weight="normal" style:font-style-asian="normal" style:font-weight-asian="normal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40404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177cm" text:min-label-width="1.093cm"/>
        <style:text-properties style:font-name="Calibri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177cm" text:min-label-width="1.093cm"/>
        <style:text-properties style:font-name="Calibri" fo:color="#000000" fo:font-size="100%"/>
      </text:list-level-style-bullet>
      <text:list-level-style-bullet text:level="2" text:bullet-char="○">
        <style:list-level-properties text:space-before="1.447cm" text:min-label-width="1.093cm"/>
        <style:text-properties style:font-name="Calibri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76;p12" presentation:style-name="pr1" draw:text-style-name="P2" draw:layer="layout" svg:width="22.023cm" svg:height="3.483cm" svg:x="1.332cm" svg:y="5.525cm" presentation:class="title" presentation:user-transformed="true">
          <draw:text-box>
            <text:p text:style-name="P1"><text:span text:style-name="T1">ITU Project</text:span><text:span text:style-name="T1"><text:line-break/></text:span><text:span text:style-name="T1">Artiscope</text:span></text:p>
          </draw:text-box>
        </draw:frame>
        <draw:frame draw:name="Google Shape;77;p12" presentation:style-name="pr2" draw:text-style-name="P3" draw:layer="layout" svg:width="22.004cm" svg:height="3.206cm" svg:x="1.332cm" svg:y="10.262cm" presentation:class="subtitle" presentation:user-transformed="true">
          <draw:text-box>
            <text:p text:style-name="P1"><text:span text:style-name="T2">Tomáš Brablec (xbrabl04)</text:span></text:p>
            <text:p text:style-name="P1"><text:span text:style-name="T2">Abas Hashmy (xhashm00)</text:span></text:p>
          </draw:text-box>
        </draw:frame>
        <presentation:notes draw:style-name="dp2">
          <draw:frame draw:name="Google Shape;73;p1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74;p1:notes" draw:style-name="gr1" draw:layer="layout" svg:width="16.932cm" svg:height="9.524cm" svg:x="1.058cm" svg:y="1.905cm" draw:page-number="1" presentation:class="page"/>
        </presentation:notes>
      </draw:page>
      <draw:page draw:name="Project Goals" draw:style-name="dp1" draw:master-page-name="Prázdný">
        <draw:frame draw:name="Google Shape;83;p13" presentation:style-name="pr4" draw:text-style-name="P6" draw:layer="layout" svg:width="28.515cm" svg:height="2.001cm" svg:x="1.199cm" svg:y="-0.278cm" presentation:class="title" presentation:user-transformed="true">
          <draw:text-box>
            <text:p text:style-name="P5"><text:span text:style-name="T3">Project Goals</text:span></text:p>
          </draw:text-box>
        </draw:frame>
        <draw:frame draw:name="Google Shape;84;p13" presentation:style-name="pr5" draw:text-style-name="P8" draw:layer="layout" svg:width="1.581cm" svg:height="0.925cm" svg:x="31.75cm" svg:y="18.124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custom-shape draw:name="Google Shape;85;p13" draw:style-name="gr2" draw:text-style-name="P10" draw:layer="layout" svg:width="30.804cm" svg:height="8.757cm" svg:x="0.945cm" svg:y="2.835cm">
          <text:list text:style-name="L4">
            <text:list-item>
              <text:p text:style-name="P9"><text:span text:style-name="T5">Application for sharing images, inspired by Instagram, Pinterest, etc.</text:span></text:p>
            </text:list-item>
            <text:list-item>
              <text:p text:style-name="P9"><text:span text:style-name="T5">Primary goal is for users to find other users’ art projects for inspiration</text:span></text:p>
            </text:list-item>
            <text:list-item>
              <text:p text:style-name="P9"><text:span text:style-name="T5">Aimed at creative professionals, art hobbyists, etc.</text:span></text:p>
            </text:list-item>
            <text:list-item>
              <text:p text:style-name="P9"><text:span text:style-name="T5">More powerful search and filtering options for finding specific content</text:span></text:p>
            </text:list-item>
            <text:list-item>
              <text:p text:style-name="P9"><text:span text:style-name="T5">Advanced categorization of posts to store found posts in an organized manner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9;p2:notes" draw:style-name="gr1" draw:layer="layout" svg:width="16.932cm" svg:height="9.524cm" svg:x="1.058cm" svg:y="1.905cm" draw:page-number="2" presentation:class="page"/>
          <draw:frame draw:name="Google Shape;80;p2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81;p2:notes" presentation:style-name="pr7" draw:text-style-name="P11" draw:layer="layout" svg:width="8.254cm" svg:height="1.269cm" svg:x="10.791cm" svg:y="24.126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</presentation:notes>
      </draw:page>
      <draw:page draw:name="Technology" draw:style-name="dp1" draw:master-page-name="Prázdný">
        <draw:frame draw:name="Google Shape;91;p14" presentation:style-name="pr4" draw:text-style-name="P6" draw:layer="layout" svg:width="28.515cm" svg:height="2.001cm" svg:x="1.199cm" svg:y="-0.278cm" presentation:class="title" presentation:user-transformed="true">
          <draw:text-box>
            <text:p text:style-name="P5"><text:span text:style-name="T3">Technology</text:span></text:p>
          </draw:text-box>
        </draw:frame>
        <draw:frame draw:name="Google Shape;92;p14" presentation:style-name="pr5" draw:text-style-name="P8" draw:layer="layout" svg:width="1.581cm" svg:height="0.925cm" svg:x="31.75cm" svg:y="18.124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custom-shape draw:name="Google Shape;93;p14" draw:style-name="gr2" draw:text-style-name="P10" draw:layer="layout" svg:width="30.804cm" svg:height="5.457cm" svg:x="0.945cm" svg:y="2.835cm">
          <text:list text:style-name="L4">
            <text:list-item>
              <text:p text:style-name="P9"><text:span text:style-name="T5">React + MaterialUI for FE</text:span></text:p>
            </text:list-item>
            <text:list-item>
              <text:p text:style-name="P9"><text:span text:style-name="T5">Next.js for BE</text:span></text:p>
            </text:list-item>
            <text:list-item>
              <text:p text:style-name="P9"><text:span text:style-name="T5">LowDB (JSON database) for data storage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87;g3140b7acb81_0_0:notes" draw:style-name="gr1" draw:layer="layout" svg:width="16.932cm" svg:height="9.524cm" svg:x="1.058cm" svg:y="1.905cm" draw:page-number="3" presentation:class="page"/>
          <draw:frame draw:name="Google Shape;88;g3140b7acb81_0_0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89;g3140b7acb81_0_0:notes" presentation:style-name="pr7" draw:text-style-name="P11" draw:layer="layout" svg:width="8.254cm" svg:height="1.269cm" svg:x="10.791cm" svg:y="24.126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</presentation:notes>
      </draw:page>
      <draw:page draw:name="Division of Work" draw:style-name="dp1" draw:master-page-name="Prázdný">
        <draw:frame draw:name="Google Shape;99;p15" presentation:style-name="pr4" draw:text-style-name="P6" draw:layer="layout" svg:width="28.515cm" svg:height="2.001cm" svg:x="1.199cm" svg:y="-0.278cm" presentation:class="title" presentation:user-transformed="true">
          <draw:text-box>
            <text:p text:style-name="P5"><text:span text:style-name="T3">Division of Work</text:span></text:p>
          </draw:text-box>
        </draw:frame>
        <draw:frame draw:name="Google Shape;100;p15" presentation:style-name="pr5" draw:text-style-name="P8" draw:layer="layout" svg:width="1.581cm" svg:height="0.925cm" svg:x="31.75cm" svg:y="18.124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custom-shape draw:name="Google Shape;101;p15" draw:style-name="gr2" draw:text-style-name="P10" draw:layer="layout" svg:width="30.804cm" svg:height="13.707cm" svg:x="0.945cm" svg:y="2.835cm">
          <text:list text:style-name="L4">
            <text:list-item>
              <text:p text:style-name="P9"><text:span text:style-name="T5">xbrabl04</text:span></text:p>
            </text:list-item>
          </text:list>
          <text:list text:style-name="L6">
            <text:list-item>
              <text:list>
                <text:list-item>
                  <text:p text:style-name="P9"><text:span text:style-name="T5">Home page (view of posts + search and filtering)</text:span></text:p>
                </text:list-item>
                <text:list-item>
                  <text:p text:style-name="P9"><text:span text:style-name="T5">Create post page</text:span></text:p>
                </text:list-item>
                <text:list-item>
                  <text:p text:style-name="P9"><text:span text:style-name="T5">Single post Page (editing of an existing post)</text:span></text:p>
                </text:list-item>
              </text:list>
            </text:list-item>
            <text:list-item>
              <text:p text:style-name="P9"><text:span text:style-name="T5">xhashm00</text:span></text:p>
              <text:list>
                <text:list-item>
                  <text:p text:style-name="P9"><text:span text:style-name="T5">User galleries page (galleries created by the current user)</text:span></text:p>
                </text:list-item>
                <text:list-item>
                  <text:p text:style-name="P9"><text:span text:style-name="T5">Public galleries page (public galleries by other users)</text:span></text:p>
                </text:list-item>
                <text:list-item>
                  <text:p text:style-name="P9"><text:span text:style-name="T5">User collections (galleries consisting of a single user’s posts (portfolios))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95;g3140b7acb81_0_6:notes" draw:style-name="gr1" draw:layer="layout" svg:width="16.932cm" svg:height="9.524cm" svg:x="1.058cm" svg:y="1.905cm" draw:page-number="4" presentation:class="page"/>
          <draw:frame draw:name="Google Shape;96;g3140b7acb81_0_6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97;g3140b7acb81_0_6:notes" presentation:style-name="pr7" draw:text-style-name="P11" draw:layer="layout" svg:width="8.254cm" svg:height="1.269cm" svg:x="10.791cm" svg:y="24.126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entury Gothic" svg:font-family="'Century Gothic'"/>
    <style:font-face style:name="Roboto" svg:font-family="Roboto"/>
    <style:font-face style:name="Tahoma" svg:font-family="Tahom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rázdný-background" style:family="presentation">
      <style:graphic-properties draw:stroke="none" draw:fill="solid" draw:fill-color="#ffffff"/>
      <style:text-properties style:letter-kerning="true"/>
    </style:style>
    <style:style style:name="Prázdný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ázdný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ázdný-outline1" style:family="presentation">
      <style:graphic-properties draw:stroke="none" draw:fill="none" draw:auto-grow-height="false" draw:fit-to-size="shrink-to-fit" style:shrink-to-fit="true">
        <text:list-style style:name="Prázdný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rázdný-outline2" style:family="presentation" style:parent-style-name="Prázdný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Prázdný-outline3" style:family="presentation" style:parent-style-name="Prázdný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Prázdný-outline4" style:family="presentation" style:parent-style-name="Prázdný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Prázdný-outline5" style:family="presentation" style:parent-style-name="Prázdný-outline4">
      <style:paragraph-properties fo:margin-top="0.1cm" fo:margin-bottom="0cm"/>
      <style:text-properties fo:font-size="20pt" style:font-size-asian="20pt" style:font-size-complex="20pt"/>
    </style:style>
    <style:style style:name="Prázdný-outline6" style:family="presentation" style:parent-style-name="Prázdný-outline5">
      <style:paragraph-properties fo:margin-top="0.1cm" fo:margin-bottom="0cm"/>
      <style:text-properties fo:font-size="20pt" style:font-size-asian="20pt" style:font-size-complex="20pt"/>
    </style:style>
    <style:style style:name="Prázdný-outline7" style:family="presentation" style:parent-style-name="Prázdný-outline6">
      <style:paragraph-properties fo:margin-top="0.1cm" fo:margin-bottom="0cm"/>
      <style:text-properties fo:font-size="20pt" style:font-size-asian="20pt" style:font-size-complex="20pt"/>
    </style:style>
    <style:style style:name="Prázdný-outline8" style:family="presentation" style:parent-style-name="Prázdný-outline7">
      <style:paragraph-properties fo:margin-top="0.1cm" fo:margin-bottom="0cm"/>
      <style:text-properties fo:font-size="20pt" style:font-size-asian="20pt" style:font-size-complex="20pt"/>
    </style:style>
    <style:style style:name="Prázdný-outline9" style:family="presentation" style:parent-style-name="Prázdný-outline8">
      <style:paragraph-properties fo:margin-top="0.1cm" fo:margin-bottom="0cm"/>
      <style:text-properties fo:font-size="20pt" style:font-size-asian="20pt" style:font-size-complex="20pt"/>
    </style:style>
    <style:style style:name="Prázdný-subtitle" style:family="presentation">
      <style:graphic-properties draw:stroke="none" draw:fill="none" draw:textarea-vertical-align="middle">
        <text:list-style style:name="Prázdný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ázdný-title" style:family="presentation">
      <style:graphic-properties draw:stroke="none" draw:fill="none" draw:textarea-vertical-align="middle">
        <text:list-style style:name="Prázdný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e5e5e5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fe000c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00a9e0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Prázdný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4" style:family="presentation" style:parent-style-name="Prázdný-backgroundobjects">
      <style:graphic-properties draw:stroke="none" draw:fill="none" draw:fill-color="#ffffff" draw:auto-grow-height="false" fo:min-height="1.27cm"/>
    </style:style>
    <style:style style:name="Mpr5" style:family="presentation" style:parent-style-name="Prázdný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5e5e5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fe000c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00a9e0"/>
      <style:paragraph-properties fo:text-align="start" style:font-independent-line-spacing="true"/>
      <style:text-properties fo:font-size="14pt"/>
    </style:style>
    <style:style style:name="MP8" style:family="paragraph">
      <loext:graphic-properties draw:fill="none"/>
      <style:paragraph-properties fo:text-align="start"/>
      <style:text-properties fo:font-size="18pt"/>
    </style:style>
    <style:style style:name="MP9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10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T1" style:family="text">
      <style:text-properties fo:font-variant="normal" fo:text-transform="none" fo:color="#404040" style:text-line-through-style="none" style:text-line-through-type="none" style:text-position="0% 100%" style:font-name="Calibri" fo:font-size="14pt" fo:letter-spacing="normal" fo:font-style="normal" style:text-underline-style="none" fo:font-weight="normal" style:font-name-asian="Calibri" style:font-size-asian="14pt" style:font-style-asian="normal" style:font-weight-asian="normal" style:font-name-complex="Calibri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40404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g draw:name="Google Shape;10;p1" drawooo:display="printer">
        <draw:custom-shape draw:name="Google Shape;11;p1" draw:style-name="Mgr3" draw:text-style-name="MP5" draw:layer="layout" svg:width="33.866cm" svg:height="1.423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;p1" draw:style-name="Mgr3" draw:text-style-name="MP5" draw:layer="layout" svg:width="33.866cm" svg:height="0.096cm" svg:x="0cm" svg:y="1.42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ustom-shape draw:name="Google Shape;16;p1" draw:style-name="Mgr4" draw:text-style-name="MP6" draw:layer="backgroundobjects" drawooo:display="printer" svg:width="0.175cm" svg:height="0.802cm" svg:x="0.8cm" svg:y="0.322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7;p1" draw:style-name="Mgr5" draw:text-style-name="MP7" draw:layer="backgroundobjects" drawooo:display="printer" svg:width="0.175cm" svg:height="0.802cm" svg:x="29.937cm" svg:y="0.324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8;p1" draw:style-name="Mgr6" draw:text-style-name="MP8" draw:layer="backgroundobjects" drawooo:display="printer" svg:width="3.043cm" svg:height="1.218cm" svg:x="30.468cm" svg:y="0.148cm">
        <draw:image xlink:href="Pictures/10000201000005DA00000258B2B60724DE9C38D6.png" xlink:type="simple" xlink:show="embed" xlink:actuate="onLoad">
          <text:p/>
        </draw:image>
      </draw:frame>
      <draw:frame draw:name="Google Shape;20;p2" draw:style-name="Mgr6" draw:text-style-name="MP8" draw:layer="backgroundobjects" svg:width="11.618cm" svg:height="2.393cm" svg:x="21.716cm" svg:y="14.326cm">
        <draw:image xlink:href="Pictures/10000201000003EE000000CF0C467713E17EBF9A.png" xlink:type="simple" xlink:show="embed" xlink:actuate="onLoad">
          <text:p/>
        </draw:image>
      </draw:frame>
      <draw:custom-shape draw:name="Google Shape;21;p2" draw:style-name="Mgr7" draw:text-style-name="MP9" draw:layer="backgroundobjects" svg:width="0.181cm" svg:height="0.797cm" svg:x="30.069cm" svg:y="18.142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2;p2" draw:style-name="Mgr5" draw:text-style-name="MP7" draw:layer="backgroundobjects" svg:width="33.883cm" svg:height="9.996cm" svg:x="-0.017cm" svg:y="-0.074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3;p2" draw:style-name="Mgr7" draw:text-style-name="MP9" draw:layer="backgroundobjects" svg:width="0.134cm" svg:height="0.797cm" svg:x="30.116cm" svg:y="18.142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4;p2" draw:style-name="Mgr7" draw:text-style-name="MP9" draw:layer="backgroundobjects" svg:width="0.134cm" svg:height="0.797cm" svg:x="30.116cm" svg:y="18.142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6;p2" presentation:style-name="TITLE-title" draw:layer="backgroundobjects" svg:width="20.733cm" svg:height="3.483cm" svg:x="0cm" svg:y="5.442cm" presentation:class="title" presentation:placeholder="true" presentation:user-transformed="true">
        <draw:text-box/>
      </draw:frame>
      <draw:frame presentation:style-name="TITL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Prázdný" style:page-layout-name="PM1" draw:style-name="Mdp1">
      <draw:g draw:name="Google Shape;10;p1">
        <draw:custom-shape draw:name="Google Shape;11;p1" draw:style-name="Mgr3" draw:text-style-name="MP5" draw:layer="layout" svg:width="33.866cm" svg:height="1.423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;p1" draw:style-name="Mgr3" draw:text-style-name="MP5" draw:layer="layout" svg:width="33.866cm" svg:height="0.096cm" svg:x="0cm" svg:y="1.42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ustom-shape draw:name="Google Shape;16;p1" draw:style-name="Mgr4" draw:text-style-name="MP6" draw:layer="backgroundobjects" svg:width="0.175cm" svg:height="0.802cm" svg:x="0.8cm" svg:y="0.322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7;p1" draw:style-name="Mgr5" draw:text-style-name="MP7" draw:layer="backgroundobjects" svg:width="0.175cm" svg:height="0.802cm" svg:x="29.937cm" svg:y="0.324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8;p1" draw:style-name="Mgr6" draw:text-style-name="MP8" draw:layer="backgroundobjects" svg:width="3.043cm" svg:height="1.218cm" svg:x="30.468cm" svg:y="0.148cm">
        <draw:image xlink:href="Pictures/10000201000005DA00000258B2B60724DE9C38D6.png" xlink:type="simple" xlink:show="embed" xlink:actuate="onLoad">
          <text:p/>
        </draw:image>
      </draw:frame>
      <draw:frame draw:name="Google Shape;28;p3" presentation:style-name="Prázdný-title" draw:layer="backgroundobjects" svg:width="28.515cm" svg:height="2.001cm" svg:x="1.199cm" svg:y="-0.278cm" presentation:class="title" presentation:placeholder="true" presentation:user-transformed="true">
        <draw:text-box/>
      </draw:frame>
      <draw:frame draw:name="Google Shape;29;p3" presentation:style-name="Mpr3" draw:text-style-name="MP11" draw:layer="backgroundobjects" svg:width="1.581cm" svg:height="0.925cm" svg:x="31.75cm" svg:y="18.124cm" presentation:class="page-number" presentation:user-transformed="true">
        <draw:text-box>
          <text:p text:style-name="MP10"><text:span text:style-name="MT1"><text:page-number>&lt;number&gt;</text:page-number></text:span></text:p>
        </draw:text-box>
      </draw:frame>
      <draw:frame presentation:style-name="Prázdný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Prázdný-title" draw:layer="backgroundobjects" svg:width="16.932cm" svg:height="9.524cm" svg:x="1.058cm" svg:y="1.93cm" presentation:class="page"/>
        <draw:frame presentation:style-name="Prázdný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66"/>
    <meta:generator>LibreOfficeDev/6.0.5.2$Linux_X86_64 LibreOffice_project/</meta:generator>
  </office:meta>
</office:document-meta>
</file>